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3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 style:list-style-name="L3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Maintenance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aintenance</text:p>
          </draw:text-box>
        </draw:frame>
        <draw:frame presentation:style-name="pr3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Fan Filter Cleaning</text:p>
                <text:list>
                  <text:list-item>
                    <text:p text:style-name="P4">TBD particulars on how to clean and maintain filter:</text:p>
                    <text:list>
                      <text:list-item>
                        <text:p>Cleaning</text:p>
                        <text:list>
                          <text:list-item>
                            <text:p>Vaaccum</text:p>
                          </text:list-item>
                          <text:list-item>
                            <text:p>Washing</text:p>
                          </text:list-item>
                        </text:list>
                      </text:list-item>
                      <text:list-item>
                        <text:p>Replacement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epair &amp; Replacement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&lt;Link to PR2 repair/replacement instructions&gt;</text:p>
              </text:list-item>
              <text:list-item>
                <text:p text:style-name="P4">Hands-On Demos</text:p>
                <text:list>
                  <text:list-item>
                    <text:p text:style-name="P4">Demo #1: Counter-Balance Adjustment</text:p>
                  </text:list-item>
                  <text:list-item>
                    <text:p text:style-name="P4">Demo #2: Gripper Re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meta:initial-creator>Sara Laymoun</meta:initial-creator>
    <meta:creation-date>2010-03-15T13:56:01</meta:creation-date>
    <dc:creator>Ryan Bahadur</dc:creator>
    <dc:date>2010-04-02T11:34:27</dc:date>
    <meta:editing-cycles>3</meta:editing-cycles>
    <meta:editing-duration>PT00H09M59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